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492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.9173in" fo:break-before="auto" style:use-optimal-row-height="false"/>
    </style:style>
    <style:style style:name="ro2" style:family="table-row">
      <style:table-row-properties style:row-height="2.922in" fo:break-before="auto" style:use-optimal-row-height="false"/>
    </style:style>
    <style:style style:name="ro3" style:family="table-row">
      <style:table-row-properties style:row-height="1.4091in" fo:break-before="auto" style:use-optimal-row-height="false"/>
    </style:style>
    <style:style style:name="ro4" style:family="table-row">
      <style:table-row-properties style:row-height="1.9898in" fo:break-before="auto" style:use-optimal-row-height="false"/>
    </style:style>
    <style:style style:name="ro5" style:family="table-row">
      <style:table-row-properties style:row-height="1.8547in" fo:break-before="auto" style:use-optimal-row-height="false"/>
    </style:style>
    <style:style style:name="ro6" style:family="table-row">
      <style:table-row-properties style:row-height="1.09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udo docker run -d \</text:p>
            <text:p>  --name onecamera \</text:p>
            <text:p>  --gpus '"device=0,1"' \</text:p>
            <text:p>  --network host \</text:p>
            <text:p>  -v "$PWD/enabled_cameras.txt:/app/enabled_cameras.txt:ro" \</text:p>
            <text:p>  -v "$PWD/go2rtc.yaml:/app/go2rtc.yaml" \</text:p>
            <text:p>  --restart unless-stopped \</text:p>
            <text:p>  onecamera:cuda</text:p>
          </table:table-cell>
          <table:table-cell office:value-type="string" calcext:value-type="string">
            <text:p>konteynerni ishga tushiri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o docker logs -f onecamera</text:p>
          </table:table-cell>
          <table:table-cell office:value-type="string" calcext:value-type="string">
            <text:p>loglarni ko’ris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do docker build -t onecamera:cuda .</text:p>
          </table:table-cell>
          <table:table-cell office:value-type="string" calcext:value-type="string">
            <text:p>image build qilish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do docker run --rm --gpus '"device=0,1"' onecamera:cuda \</text:p>
            <text:p>  python3 -c "import torch; print(torch.cuda.is_available(), torch.cuda.device_count())"</text:p>
          </table:table-cell>
          <table:table-cell office:value-type="string" calcext:value-type="string">
            <text:p>cuda bilan ishlayotganini tekshirish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do docker stop onecamera</text:p>
          </table:table-cell>
          <table:table-cell office:value-type="string" calcext:value-type="string">
            <text:p>konteyner ishlashini to’xtatish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do docker rm -f onecamera</text:p>
          </table:table-cell>
          <table:table-cell office:value-type="string" calcext:value-type="string">
            <text:p>To‘xtatib o‘chirish (container’ni ham olib tashlaydi):</text:p>
          </table:table-cell>
          <table:table-cell table:number-columns-repeated="1022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4:46:35.211160454</meta:creation-date>
    <dc:date>2026-03-06T14:51:58.721844186</dc:date>
    <meta:editing-duration>PT5M25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